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Feb 2025 </text:p>
      <text:p text:style-name="P1"/>
      <text:p text:style-name="P1">Air disaster in Washington DC airport,below is the input from a former Air Traffic Controller(ATC). </text:p>
      <text:p text:style-name="P1"/>
      <text:p text:style-name="P1"><text:a xlink:type="simple" xlink:href="https://www.youtube.com/watch?v=m_2eKq55-mk" text:style-name="Internet_20_link" text:visited-style-name="Visited_20_Internet_20_Link">https://www.youtube.com/watch?v=m_2eKq55-mk</text:a></text:p>
      <text:p text:style-name="P1"/>
      <text:p text:style-name="P1">She keeps saying that the ATC had to trust the word of the pilot. If the pilot said that they had visual seperation, then ATC had to believe that statement. There is no room for doubt in these situ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03T16:42:15.95</meta:creation-date>
    <dc:date>2025-02-03T17:09:39.37</dc:date>
    <meta:editing-duration>PT27M25S</meta:editing-duration>
    <meta:editing-cycles>2</meta:editing-cycles>
    <meta:generator>OpenOffice/4.1.15$Win32 OpenOffice.org_project/4115m2$Build-9813</meta:generator>
    <meta:document-statistic meta:table-count="0" meta:image-count="0" meta:object-count="0" meta:page-count="1" meta:paragraph-count="4" meta:word-count="58" meta:character-count="359"/>
  </office:meta>
</office:document-meta>
</file>